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0.9161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6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928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8508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32])" table:allow-empty-cell="true" table:display-list="unsorted" table:base-cell-address="Feuille1.X21"/>
        <table:content-validation table:name="val7" table:condition="of:cell-content-is-in-list([$Feuille1.$A$34:.$A$13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2"/>
        <table:table-column table:style-name="co25" table:default-cell-style-name="ce20"/>
        <table:table-column table:style-name="co17" table:default-cell-style-name="ce21"/>
        <table:table-column table:style-name="co26" table:default-cell-style-name="ce14"/>
        <table:table-column table:style-name="co27" table:default-cell-style-name="ce23"/>
        <table:table-column table:style-name="co28" table:number-columns-repeated="980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0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table:number-columns-repeated="980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2" table:content-validation-name="val6" office:value-type="string">
            <text:p>V_Delta1_Exit</text:p>
          </table:table-cell>
          <table:table-cell table:number-columns-repeated="980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0.8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2.8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table:number-columns-repeated="980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table:number-columns-repeated="980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table:number-columns-repeated="980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table:number-columns-repeated="980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table:number-columns-repeated="980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table:number-columns-repeated="980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table:number-columns-repeated="980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table:number-columns-repeated="980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table:number-columns-repeated="980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table:number-columns-repeated="980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table:number-columns-repeated="980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table:number-columns-repeated="980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table:number-columns-repeated="980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table:number-columns-repeated="980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table:number-columns-repeated="980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table:number-columns-repeated="980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table:number-columns-repeated="980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table:number-columns-repeated="980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table:number-columns-repeated="980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table:number-columns-repeated="980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table:number-columns-repeated="980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table:number-columns-repeated="980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table:number-columns-repeated="980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table:number-columns-repeated="980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table:number-columns-repeated="980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table:number-columns-repeated="980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table:number-columns-repeated="980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table:number-columns-repeated="980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table:number-columns-repeated="980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table:number-columns-repeated="980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table:number-columns-repeated="980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table:number-columns-repeated="980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table:number-columns-repeated="980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table:number-columns-repeated="980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table:number-columns-repeated="980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BetaGold_Wai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BetaGold_Phase1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5/13/2015</text:date>, <text:time>23:4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3T23:48:17.05</dc:date>
    <dc:creator>Wister </dc:creator>
    <meta:editing-duration>PT5H31M17S</meta:editing-duration>
    <meta:editing-cycles>259</meta:editing-cycles>
    <meta:document-statistic meta:table-count="1" meta:cell-count="2938" meta:object-count="0"/>
  </office:meta>
</office:document-meta>
</file>